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text">
      <style:graphic-properties draw:auto-grow-width="true" fo:min-height="0.28cm" fo:min-width="0.684cm"/>
    </style:style>
    <style:style style:name="gr3" style:family="graphic" style:parent-style-name="text">
      <style:graphic-properties draw:auto-grow-width="true" fo:min-height="0.28cm" fo:min-width="0.586cm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text">
      <style:graphic-properties draw:auto-grow-width="true" fo:min-height="0.479cm" fo:min-width="10.8cm"/>
    </style:style>
    <style:style style:name="gr7" style:family="graphic" style:parent-style-name="text">
      <style:graphic-properties draw:auto-grow-width="true" fo:min-height="0.449cm" fo:min-width="10.697cm"/>
    </style:style>
    <style:style style:name="gr8" style:family="graphic" style:parent-style-name="text">
      <style:graphic-properties draw:auto-grow-width="true" fo:min-height="0.449cm" fo:min-width="10.6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11" style:family="graphic" style:parent-style-name="text">
      <style:graphic-properties draw:auto-grow-height="true" draw:auto-grow-width="false" fo:min-height="0.479cm" fo:min-width="2.1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fo:min-height="2.743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fo:min-height="0.254cm" fo:padding-top="0cm" fo:padding-bottom="0cm" fo:padding-left="0cm" fo:padding-right="0cm"/>
    </style:style>
    <style:style style:name="gr16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15.25cm" fo:min-width="27.2cm" fo:padding-top="0.125cm" fo:padding-bottom="0.125cm" fo:padding-left="0.25cm" fo:padding-right="0.2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4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color="#e6e6e6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8.7cm" svg:height="16.5cm" svg:x="0.5cm" svg:y="2cm">
          <text:p text:style-name="P1"><text:span text:style-name="T1">Karte</text:span></text:p>
        </draw:rect>
        <draw:frame draw:style-name="gr2" draw:layer="layout" svg:width="0.684cm" svg:height="0.28cm" svg:x="20.8cm" svg:y="18.6cm">
          <draw:text-box>
            <text:p><text:span text:style-name="T2">Scale:</text:span></text:p>
          </draw:text-box>
        </draw:frame>
        <draw:frame draw:style-name="gr3" draw:layer="layout" svg:width="0.586cm" svg:height="0.28cm" svg:x="20.814cm" svg:y="19.6cm">
          <draw:text-box>
            <text:p><text:span text:style-name="T2">Date:</text:span></text:p>
          </draw:text-box>
        </draw:frame>
        <draw:g>
          <draw:rect draw:style-name="gr4" draw:text-style-name="P1" draw:layer="layout" svg:width="28.7cm" svg:height="2cm" svg:x="0.5cm" svg:y="18.5cm">
            <text:p/>
          </draw:rect>
          <draw:line draw:style-name="gr5" draw:text-style-name="P1" draw:layer="layout" svg:x1="2.55cm" svg:y1="18.5cm" svg:x2="2.55cm" svg:y2="20.5cm">
            <text:p/>
          </draw:line>
        </draw:g>
        <draw:line draw:style-name="gr5" draw:text-style-name="P1" draw:layer="layout" svg:x1="9.3cm" svg:y1="18.5cm" svg:x2="9.3cm" svg:y2="20.5cm">
          <text:p/>
        </draw:line>
        <draw:line draw:style-name="gr5" draw:text-style-name="P1" draw:layer="layout" svg:x1="20.7cm" svg:y1="18.5cm" svg:x2="20.7cm" svg:y2="20.5cm">
          <text:p/>
        </draw:line>
        <draw:line draw:style-name="gr5" draw:text-style-name="P1" draw:layer="layout" svg:x1="23.2cm" svg:y1="18.5cm" svg:x2="23.2cm" svg:y2="20.5cm">
          <text:p/>
        </draw:line>
        <draw:line draw:style-name="gr5" draw:text-style-name="P1" draw:layer="layout" svg:x1="20.7cm" svg:y1="19.5cm" svg:x2="23.2cm" svg:y2="19.5cm">
          <text:p/>
        </draw:line>
        <draw:g>
          <draw:rect draw:style-name="gr4" draw:text-style-name="P1" draw:layer="layout" svg:width="28.699cm" svg:height="2cm" svg:x="0.5cm" svg:y="18.5cm">
            <text:p/>
          </draw:rect>
          <draw:line draw:style-name="gr5" draw:text-style-name="P1" draw:layer="layout" svg:x1="2.55cm" svg:y1="18.5cm" svg:x2="2.55cm" svg:y2="20.5cm">
            <text:p/>
          </draw:line>
        </draw:g>
        <draw:frame draw:name="title" draw:style-name="gr6" draw:layer="printed_elements" svg:width="10.8cm" svg:height="0.479cm" svg:x="9.4cm" svg:y="18.621cm">
          <draw:text-box>
            <text:p><text:span text:style-name="T3">title</text:span></text:p>
          </draw:text-box>
        </draw:frame>
        <draw:frame draw:name="comment1" draw:style-name="gr7" draw:layer="printed_elements" svg:width="10.697cm" svg:height="0.449cm" svg:x="9.403cm" svg:y="19.351cm">
          <draw:text-box>
            <text:p><text:span text:style-name="T4">comment1</text:span></text:p>
          </draw:text-box>
        </draw:frame>
        <draw:frame draw:name="comment2" draw:style-name="gr8" draw:layer="printed_elements" svg:width="10.696cm" svg:height="0.449cm" svg:x="9.404cm" svg:y="20cm">
          <draw:text-box>
            <text:p><text:span text:style-name="T4">comment2</text:span></text:p>
          </draw:text-box>
        </draw:frame>
        <draw:frame draw:style-name="gr9" draw:layer="printed_elements" svg:width="0.502cm" svg:height="1.195cm" svg:x="19.8cm" svg:y="21cm">
          <draw:text-box>
            <text:p/>
          </draw:text-box>
        </draw:frame>
        <draw:custom-shape draw:name="northarrow" draw:style-name="gr10" draw:text-style-name="P1" draw:layer="printed_elements" svg:width="1.4cm" svg:height="1.4cm" svg:x="0.8cm" svg:y="18.8cm">
          <text:p/>
          <draw:enhanced-geometry svg:viewBox="0 0 21600 21600" draw:type="rectangle" draw:enhanced-path="M 0 0 L 21600 0 21600 21600 0 21600 0 0 Z N"/>
        </draw:custom-shape>
        <draw:frame draw:name="scale" draw:style-name="gr11" draw:layer="printed_elements" svg:width="2.6cm" svg:height="0.479cm" svg:x="20.8cm" svg:y="18.921cm">
          <draw:text-box>
            <text:p><text:span text:style-name="T5">scale</text:span></text:p>
          </draw:text-box>
        </draw:frame>
        <draw:frame draw:name="date" draw:style-name="gr11" draw:layer="printed_elements" svg:width="2.6cm" svg:height="0.479cm" svg:x="20.8cm" svg:y="19.921cm">
          <draw:text-box>
            <text:p><text:span text:style-name="T5">date</text:span></text:p>
          </draw:text-box>
        </draw:frame>
        <draw:frame draw:name="extent_ur_y" draw:style-name="gr12" draw:text-style-name="P3" draw:layer="printed_elements" svg:width="1.67cm" svg:height="0.243cm" svg:x="27.43cm" svg:y="2.1cm">
          <draw:text-box>
            <text:p><text:span text:style-name="T6">extent_ur_y</text:span></text:p>
          </draw:text-box>
        </draw:frame>
        <draw:frame draw:name="extent_ur_x" draw:style-name="gr13" draw:text-style-name="P4" draw:layer="printed_elements" svg:width="0.361cm" svg:height="2.743cm" svg:x="28.739cm" svg:y="2.5cm">
          <draw:text-box>
            <text:p><text:span text:style-name="T6">extent_ur_</text:span><text:span text:style-name="T7">x</text:span></text:p>
          </draw:text-box>
        </draw:frame>
        <draw:frame draw:name="extent_ll_x" draw:style-name="gr14" draw:text-style-name="P4" draw:layer="printed_elements" svg:width="0.445cm" svg:height="2.743cm" svg:x="0.555cm" svg:y="15.057cm">
          <draw:text-box>
            <text:p><text:span text:style-name="T6">extent_ll_</text:span><text:span text:style-name="T7">x</text:span></text:p>
          </draw:text-box>
        </draw:frame>
        <draw:frame draw:name="extent_ll_y" draw:style-name="gr15" draw:text-style-name="P3" draw:layer="printed_elements" svg:width="1.554cm" svg:height="0.254cm" svg:x="1cm" svg:y="18cm">
          <draw:text-box>
            <text:p><text:span text:style-name="T6">extent_ll_y</text:span></text:p>
          </draw:text-box>
        </draw:frame>
        <draw:custom-shape draw:name="map" draw:style-name="gr16" draw:text-style-name="P1" draw:layer="printed_elements" svg:width="27.7cm" svg:height="15.5cm" svg:x="1cm" svg:y="2.5cm">
          <text:p/>
          <draw:enhanced-geometry svg:viewBox="0 0 21600 21600" draw:type="rectangle" draw:enhanced-path="M 0 0 L 21600 0 21600 21600 0 21600 0 0 Z N"/>
        </draw:custom-shape>
        <draw:custom-shape draw:name="scalebar" draw:style-name="gr17" draw:text-style-name="P1" draw:layer="printed_elements" svg:width="5cm" svg:height="0.5cm" svg:x="23cm" svg:y="17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6-01-27T11:27:47.934915317</dc:date>
    <meta:editing-duration>PT13H18M31S</meta:editing-duration>
    <meta:editing-cycles>96</meta:editing-cycles>
    <meta:generator>LibreOffice/4.2.8.2$Linux_X86_64 LibreOffice_project/420m0$Build-2</meta:generator>
    <meta:print-date>2011-02-11T16:52:01.29</meta:print-date>
    <meta:printed-by>Gregor Bergrath</meta:printed-by>
    <dc:creator>Charlotte Toma</dc:cre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